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-type="string">
            <text:p>ü</text:p>
          </table:table-cell>
          <table:table-cell office:value="-3.87191494045" office:value-type="float">
            <text:p>-3.871914940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-type="string">
            <text:p>ü</text:p>
          </table:table-cell>
          <table:table-cell office:value="2.08320828478" office:value-type="float">
            <text:p>2.083208284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-type="string">
            <text:p>ü</text:p>
          </table:table-cell>
          <table:table-cell office:value="6.51848267079" office:value-type="float">
            <text:p>6.518482670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-type="string">
            <text:p>ü</text:p>
          </table:table-cell>
          <table:table-cell office:value="5.80823515695" office:value-type="float">
            <text:p>5.8082351569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-type="string">
            <text:p/>
          </table:table-cell>
          <table:table-cell office:value="16.5574953423" office:value-type="float">
            <text:p>16.557495342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-type="string">
            <text:p>ü</text:p>
          </table:table-cell>
          <table:table-cell office:value="1.9609566985" office:value-type="float">
            <text:p>1.960956698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-type="string">
            <text:p>ü</text:p>
          </table:table-cell>
          <table:table-cell office:value="11.8717760368" office:value-type="float">
            <text:p>11.871776036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-type="string">
            <text:p/>
          </table:table-cell>
          <table:table-cell office:value="20.2162548775" office:value-type="float">
            <text:p>20.216254877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-type="string">
            <text:p>ü</text:p>
          </table:table-cell>
          <table:table-cell office:value="4.33857803631" office:value-type="float">
            <text:p>4.33857803631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-type="string">
            <text:p>üü</text:p>
          </table:table-cell>
          <table:table-cell office:value="-10.8980036161" office:value-type="float">
            <text:p>-10.8980036161</text:p>
          </table:table-cell>
          <table:table-cell office:value-type="string">
            <text:p>yes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-type="string">
            <text:p>üü</text:p>
          </table:table-cell>
          <table:table-cell office:value="-10.028535455" office:value-type="float">
            <text:p>-10.02853545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-type="string">
            <text:p>üü</text:p>
          </table:table-cell>
          <table:table-cell office:value="-11.4686010606" office:value-type="float">
            <text:p>-11.4686010606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-type="string">
            <text:p>üü</text:p>
          </table:table-cell>
          <table:table-cell office:value="-12.3060533562" office:value-type="float">
            <text:p>-12.3060533562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-type="string">
            <text:p>ü</text:p>
          </table:table-cell>
          <table:table-cell office:value="-14.1415739129" office:value-type="float">
            <text:p>-14.141573912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-type="string">
            <text:p>üü</text:p>
          </table:table-cell>
          <table:table-cell office:value="-13.2818659728" office:value-type="float">
            <text:p>-13.28186597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-type="string">
            <text:p>üü</text:p>
          </table:table-cell>
          <table:table-cell office:value="-14.2870395429" office:value-type="float">
            <text:p>-14.2870395429</text:p>
          </table:table-cell>
          <table:table-cell office:value-type="string">
            <text:p>yes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-type="string">
            <text:p>ü</text:p>
          </table:table-cell>
          <table:table-cell office:value="-16.7423833736" office:value-type="float">
            <text:p>-16.7423833736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-type="string">
            <text:p>üü</text:p>
          </table:table-cell>
          <table:table-cell office:value="-7.62590618698" office:value-type="float">
            <text:p>-7.62590618698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-type="string">
            <text:p>ü</text:p>
          </table:table-cell>
          <table:table-cell office:value="0.0345702036524" office:value-type="float">
            <text:p>0.034570203652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-type="string">
            <text:p>ü</text:p>
          </table:table-cell>
          <table:table-cell office:value="-0.781445234544" office:value-type="float">
            <text:p>-0.7814452345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-type="string">
            <text:p>ü</text:p>
          </table:table-cell>
          <table:table-cell office:value="2.46521270416" office:value-type="float">
            <text:p>2.465212704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-type="string">
            <text:p>ü</text:p>
          </table:table-cell>
          <table:table-cell office:value="1.67425065164" office:value-type="float">
            <text:p>1.6742506516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-type="string">
            <text:p/>
          </table:table-cell>
          <table:table-cell office:value="1.79390831942" office:value-type="float">
            <text:p>1.7939083194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-type="string">
            <text:p>ü</text:p>
          </table:table-cell>
          <table:table-cell office:value="6.64494924221" office:value-type="float">
            <text:p>6.6449492422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-type="string">
            <text:p>ü</text:p>
          </table:table-cell>
          <table:table-cell office:value="3.62710454584" office:value-type="float">
            <text:p>3.627104545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-type="string">
            <text:p/>
          </table:table-cell>
          <table:table-cell office:value="5.0603217359" office:value-type="float">
            <text:p>5.060321735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-type="string">
            <text:p>ü</text:p>
          </table:table-cell>
          <table:table-cell office:value="0.677002188905" office:value-type="float">
            <text:p>0.677002188905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-type="string">
            <text:p>ü</text:p>
          </table:table-cell>
          <table:table-cell office:value="-7.04423948571" office:value-type="float">
            <text:p>-7.0442394857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-type="string">
            <text:p>ü</text:p>
          </table:table-cell>
          <table:table-cell office:value="-3.6709017258" office:value-type="float">
            <text:p>-3.670901725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-type="string">
            <text:p>ü</text:p>
          </table:table-cell>
          <table:table-cell office:value="-0.596513344564" office:value-type="float">
            <text:p>-0.5965133445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-type="string">
            <text:p>ü</text:p>
          </table:table-cell>
          <table:table-cell office:value="-3.00515557957" office:value-type="float">
            <text:p>-3.0051555795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-type="string">
            <text:p>ü</text:p>
          </table:table-cell>
          <table:table-cell office:value="-0.791592023034" office:value-type="float">
            <text:p>-0.79159202303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-type="string">
            <text:p>ü</text:p>
          </table:table-cell>
          <table:table-cell office:value="-2.09611698628" office:value-type="float">
            <text:p>-2.0961169862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-type="string">
            <text:p>ü</text:p>
          </table:table-cell>
          <table:table-cell office:value="-0.952652728749" office:value-type="float">
            <text:p>-0.95265272874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-type="string">
            <text:p>ü</text:p>
          </table:table-cell>
          <table:table-cell office:value="0.50207588968" office:value-type="float">
            <text:p>0.5020758896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-type="string">
            <text:p>ü</text:p>
          </table:table-cell>
          <table:table-cell office:value="8.60208952325" office:value-type="float">
            <text:p>8.60208952325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-type="string">
            <text:p>ü</text:p>
          </table:table-cell>
          <table:table-cell office:value="-17.9510782126" office:value-type="float">
            <text:p>-17.95107821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-type="string">
            <text:p>ü</text:p>
          </table:table-cell>
          <table:table-cell office:value="-18.2879259923" office:value-type="float">
            <text:p>-18.28792599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-type="string">
            <text:p>ü</text:p>
          </table:table-cell>
          <table:table-cell office:value="-15.9624396775" office:value-type="float">
            <text:p>-15.962439677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-type="string">
            <text:p>ü</text:p>
          </table:table-cell>
          <table:table-cell office:value="-19.1503686445" office:value-type="float">
            <text:p>-19.15036864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-type="string">
            <text:p>ü</text:p>
          </table:table-cell>
          <table:table-cell office:value="-17.0485235178" office:value-type="float">
            <text:p>-17.0485235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-type="string">
            <text:p>ü</text:p>
          </table:table-cell>
          <table:table-cell office:value="-17.729645004" office:value-type="float">
            <text:p>-17.7296450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-type="string">
            <text:p>ü</text:p>
          </table:table-cell>
          <table:table-cell office:value="-19.3352909687" office:value-type="float">
            <text:p>-19.33529096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-type="string">
            <text:p>ü</text:p>
          </table:table-cell>
          <table:table-cell office:value="-14.19333314" office:value-type="float">
            <text:p>-14.1933331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-type="string">
            <text:p>ü</text:p>
          </table:table-cell>
          <table:table-cell office:value="-6.40852362565" office:value-type="float">
            <text:p>-6.40852362565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-type="string">
            <text:p>üü</text:p>
          </table:table-cell>
          <table:table-cell office:value="-1.43012437822" office:value-type="float">
            <text:p>-1.430124378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-type="string">
            <text:p>ü</text:p>
          </table:table-cell>
          <table:table-cell office:value="1.58497422564" office:value-type="float">
            <text:p>1.5849742256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-type="string">
            <text:p>ü</text:p>
          </table:table-cell>
          <table:table-cell office:value="3.39322973838" office:value-type="float">
            <text:p>3.3932297383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-type="string">
            <text:p>ü</text:p>
          </table:table-cell>
          <table:table-cell office:value="2.56082592863" office:value-type="float">
            <text:p>2.560825928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-type="string">
            <text:p>ü</text:p>
          </table:table-cell>
          <table:table-cell office:value="0.784453362236" office:value-type="float">
            <text:p>0.78445336223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-type="string">
            <text:p>ü</text:p>
          </table:table-cell>
          <table:table-cell office:value="-0.99164647459" office:value-type="float">
            <text:p>-0.9916464745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-type="string">
            <text:p>ü</text:p>
          </table:table-cell>
          <table:table-cell office:value="1.42675187829" office:value-type="float">
            <text:p>1.4267518782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-type="string">
            <text:p>ü</text:p>
          </table:table-cell>
          <table:table-cell office:value="-1.20713095953" office:value-type="float">
            <text:p>-1.2071309595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-type="string">
            <text:p>ü</text:p>
          </table:table-cell>
          <table:table-cell office:value="4.29733226098" office:value-type="float">
            <text:p>4.29733226098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-type="string">
            <text:p>ü</text:p>
          </table:table-cell>
          <table:table-cell office:value="4.69148393513" office:value-type="float">
            <text:p>4.6914839351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-type="string">
            <text:p>ü</text:p>
          </table:table-cell>
          <table:table-cell office:value="9.27342179624" office:value-type="float">
            <text:p>9.2734217962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-type="string">
            <text:p>ü</text:p>
          </table:table-cell>
          <table:table-cell office:value="8.03650175928" office:value-type="float">
            <text:p>8.0365017592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-type="string">
            <text:p>ü</text:p>
          </table:table-cell>
          <table:table-cell office:value="7.54508986938" office:value-type="float">
            <text:p>7.5450898693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-type="string">
            <text:p>ü</text:p>
          </table:table-cell>
          <table:table-cell office:value="9.69251457976" office:value-type="float">
            <text:p>9.6925145797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-type="string">
            <text:p>ü</text:p>
          </table:table-cell>
          <table:table-cell office:value="7.9148025283" office:value-type="float">
            <text:p>7.91480252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-type="string">
            <text:p>ü</text:p>
          </table:table-cell>
          <table:table-cell office:value="10.6755334003" office:value-type="float">
            <text:p>10.67553340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-type="string">
            <text:p>ü</text:p>
          </table:table-cell>
          <table:table-cell office:value="14.7738857223" office:value-type="float">
            <text:p>14.773885722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-type="string">
            <text:p>ü</text:p>
          </table:table-cell>
          <table:table-cell office:value="18.2448987293" office:value-type="float">
            <text:p>18.2448987293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-type="string">
            <text:p>üü</text:p>
          </table:table-cell>
          <table:table-cell office:value="-14.4177986156" office:value-type="float">
            <text:p>-14.41779861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-type="string">
            <text:p>ü</text:p>
          </table:table-cell>
          <table:table-cell office:value="-12.2140847622" office:value-type="float">
            <text:p>-12.214084762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-type="string">
            <text:p>ü</text:p>
          </table:table-cell>
          <table:table-cell office:value="-9.53624186915" office:value-type="float">
            <text:p>-9.5362418691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-type="string">
            <text:p>ü</text:p>
          </table:table-cell>
          <table:table-cell office:value="-12.1421606119" office:value-type="float">
            <text:p>-12.142160611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-type="string">
            <text:p>ü</text:p>
          </table:table-cell>
          <table:table-cell office:value="-11.0808649237" office:value-type="float">
            <text:p>-11.0808649237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-type="string">
            <text:p>ü</text:p>
          </table:table-cell>
          <table:table-cell office:value="-13.0681542055" office:value-type="float">
            <text:p>-13.06815420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-type="string">
            <text:p>ü</text:p>
          </table:table-cell>
          <table:table-cell office:value="-11.302673695" office:value-type="float">
            <text:p>-11.30267369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-type="string">
            <text:p>ü</text:p>
          </table:table-cell>
          <table:table-cell office:value="-16.8615024829" office:value-type="float">
            <text:p>-16.861502482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-type="string">
            <text:p>ü</text:p>
          </table:table-cell>
          <table:table-cell office:value="-8.40699223073" office:value-type="float">
            <text:p>-8.40699223073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-type="string">
            <text:p>ü</text:p>
          </table:table-cell>
          <table:table-cell office:value="-3.97369500582" office:value-type="float">
            <text:p>-3.973695005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-type="string">
            <text:p>ü</text:p>
          </table:table-cell>
          <table:table-cell office:value="-6.64843257938" office:value-type="float">
            <text:p>-6.648432579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-type="string">
            <text:p>ü</text:p>
          </table:table-cell>
          <table:table-cell office:value="-4.0719173164" office:value-type="float">
            <text:p>-4.07191731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-type="string">
            <text:p>ü</text:p>
          </table:table-cell>
          <table:table-cell office:value="-4.69107403574" office:value-type="float">
            <text:p>-4.6910740357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-type="string">
            <text:p>ü</text:p>
          </table:table-cell>
          <table:table-cell office:value="1.80823114396" office:value-type="float">
            <text:p>1.808231143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-type="string">
            <text:p>ü</text:p>
          </table:table-cell>
          <table:table-cell office:value="-2.03761979599" office:value-type="float">
            <text:p>-2.0376197959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-type="string">
            <text:p>ü</text:p>
          </table:table-cell>
          <table:table-cell office:value="-3.47204443484" office:value-type="float">
            <text:p>-3.472044434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-type="string">
            <text:p>ü</text:p>
          </table:table-cell>
          <table:table-cell office:value="2.96458366728" office:value-type="float">
            <text:p>2.9645836672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-type="string">
            <text:p>ü</text:p>
          </table:table-cell>
          <table:table-cell office:value="-3.00463293007" office:value-type="float">
            <text:p>-3.00463293007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-type="string">
            <text:p>üüü</text:p>
          </table:table-cell>
          <table:table-cell office:value="-5.85357067053" office:value-type="float">
            <text:p>-5.853570670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-type="string">
            <text:p>üü</text:p>
          </table:table-cell>
          <table:table-cell office:value="-3.93835633738" office:value-type="float">
            <text:p>-3.938356337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-type="string">
            <text:p>üü</text:p>
          </table:table-cell>
          <table:table-cell office:value="-2.53879798144" office:value-type="float">
            <text:p>-2.5387979814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-type="string">
            <text:p>üüü</text:p>
          </table:table-cell>
          <table:table-cell office:value="-4.06464586491" office:value-type="float">
            <text:p>-4.0646458649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-type="string">
            <text:p>üü</text:p>
          </table:table-cell>
          <table:table-cell office:value="-2.15390876404" office:value-type="float">
            <text:p>-2.153908764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-type="string">
            <text:p>üüü</text:p>
          </table:table-cell>
          <table:table-cell office:value="-3.85652065006" office:value-type="float">
            <text:p>-3.8565206500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-type="string">
            <text:p>üü</text:p>
          </table:table-cell>
          <table:table-cell office:value="-2.97330564278" office:value-type="float">
            <text:p>-2.9733056427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-type="string">
            <text:p>üü</text:p>
          </table:table-cell>
          <table:table-cell office:value="-1.68339611505" office:value-type="float">
            <text:p>-1.6833961150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-type="string">
            <text:p>üü</text:p>
          </table:table-cell>
          <table:table-cell office:value="1.88239254071" office:value-type="float">
            <text:p>1.88239254071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-type="string">
            <text:p/>
          </table:table-cell>
          <table:table-cell office:value="8.61157211653" office:value-type="float">
            <text:p>8.6115721165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-type="string">
            <text:p/>
          </table:table-cell>
          <table:table-cell office:value="13.484477892" office:value-type="float">
            <text:p>13.4844778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-type="string">
            <text:p/>
          </table:table-cell>
          <table:table-cell office:value="22.0163365334" office:value-type="float">
            <text:p>22.016336533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-type="string">
            <text:p/>
          </table:table-cell>
          <table:table-cell office:value="10.7238789848" office:value-type="float">
            <text:p>10.723878984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-type="string">
            <text:p/>
          </table:table-cell>
          <table:table-cell office:value="22.5632224125" office:value-type="float">
            <text:p>22.563222412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-type="string">
            <text:p/>
          </table:table-cell>
          <table:table-cell office:value="14.739998138" office:value-type="float">
            <text:p>14.73999813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-type="string">
            <text:p/>
          </table:table-cell>
          <table:table-cell office:value="15.0662380707" office:value-type="float">
            <text:p>15.066238070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-type="string">
            <text:p/>
          </table:table-cell>
          <table:table-cell office:value="31.697291797" office:value-type="float">
            <text:p>31.697291797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-type="string">
            <text:p/>
          </table:table-cell>
          <table:table-cell office:value="11.6840222176" office:value-type="float">
            <text:p>11.6840222176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-type="string">
            <text:p>ü</text:p>
          </table:table-cell>
          <table:table-cell office:value="-4.98366347039" office:value-type="float">
            <text:p>-4.983663470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-type="string">
            <text:p>ü</text:p>
          </table:table-cell>
          <table:table-cell office:value="-2.59610975271" office:value-type="float">
            <text:p>-2.596109752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-type="string">
            <text:p>ü</text:p>
          </table:table-cell>
          <table:table-cell office:value="-1.83684489127" office:value-type="float">
            <text:p>-1.8368448912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-type="string">
            <text:p>ü</text:p>
          </table:table-cell>
          <table:table-cell office:value="-2.58121681515" office:value-type="float">
            <text:p>-2.5812168151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-type="string">
            <text:p/>
          </table:table-cell>
          <table:table-cell office:value="-3.11593246489" office:value-type="float">
            <text:p>-3.115932464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-type="string">
            <text:p>ü</text:p>
          </table:table-cell>
          <table:table-cell office:value="-1.30173818885" office:value-type="float">
            <text:p>-1.3017381888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-type="string">
            <text:p>ü</text:p>
          </table:table-cell>
          <table:table-cell office:value="-0.741170356861" office:value-type="float">
            <text:p>-0.74117035686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-type="string">
            <text:p/>
          </table:table-cell>
          <table:table-cell office:value="-6.62538738542" office:value-type="float">
            <text:p>-6.6253873854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-type="string">
            <text:p>ü</text:p>
          </table:table-cell>
          <table:table-cell office:value="-7.17153971274" office:value-type="float">
            <text:p>-7.17153971274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-type="string">
            <text:p>ü</text:p>
          </table:table-cell>
          <table:table-cell office:value="-6.01794257882" office:value-type="float">
            <text:p>-6.017942578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-type="string">
            <text:p>ü</text:p>
          </table:table-cell>
          <table:table-cell office:value="-15.0744171669" office:value-type="float">
            <text:p>-15.074417166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-type="string">
            <text:p/>
          </table:table-cell>
          <table:table-cell office:value="-8.23676422199" office:value-type="float">
            <text:p>-8.236764221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-type="string">
            <text:p>ü</text:p>
          </table:table-cell>
          <table:table-cell office:value="-5.19677130558" office:value-type="float">
            <text:p>-5.1967713055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-type="string">
            <text:p/>
          </table:table-cell>
          <table:table-cell office:value="-11.7472179745" office:value-type="float">
            <text:p>-11.74721797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-type="string">
            <text:p>ü</text:p>
          </table:table-cell>
          <table:table-cell office:value="-3.4038291158" office:value-type="float">
            <text:p>-3.403829115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-type="string">
            <text:p/>
          </table:table-cell>
          <table:table-cell office:value="-4.13181096417" office:value-type="float">
            <text:p>-4.1318109641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-type="string">
            <text:p/>
          </table:table-cell>
          <table:table-cell office:value="-13.9399410869" office:value-type="float">
            <text:p>-13.93994108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-type="string">
            <text:p>ü</text:p>
          </table:table-cell>
          <table:table-cell office:value="-13.3298158802" office:value-type="float">
            <text:p>-13.3298158802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